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style:contextual-spacing="false" fo:text-align="justify" style:justify-single-word="false" fo:text-indent="1.499cm" style:auto-text-indent="false"/>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officeooo:paragraph-rsid="000f26e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officeooo:rsid="000ce0e3" officeooo:paragraph-rsid="000ce0e3"/>
    </style:style>
    <style:style style:name="P11" style:family="paragraph" style:parent-style-name="Text_20_body">
      <style:text-properties officeooo:rsid="000cfdf7" officeooo:paragraph-rsid="000cfdf7"/>
    </style:style>
    <style:style style:name="P12" style:family="paragraph" style:parent-style-name="Text_20_body">
      <style:text-properties officeooo:paragraph-rsid="000f26e1"/>
    </style:style>
    <style:style style:name="P13" style:family="paragraph" style:parent-style-name="Text_20_body">
      <style:text-properties officeooo:paragraph-rsid="0012ba49"/>
    </style:style>
    <style:style style:name="P14" style:family="paragraph" style:parent-style-name="Text_20_body">
      <style:text-properties officeooo:rsid="0013a081" officeooo:paragraph-rsid="0012ba49"/>
    </style:style>
    <style:style style:name="P15" style:family="paragraph" style:parent-style-name="Text_20_body">
      <style:text-properties officeooo:rsid="00153454" officeooo:paragraph-rsid="0012ba49"/>
    </style:style>
    <style:style style:name="P16" style:family="paragraph" style:parent-style-name="Text_20_body">
      <style:text-properties officeooo:rsid="001653d0" officeooo:paragraph-rsid="0012ba49"/>
    </style:style>
    <style:style style:name="P17" style:family="paragraph" style:parent-style-name="Text_20_body">
      <style:text-properties officeooo:rsid="00108934" officeooo:paragraph-rsid="0012ba49"/>
    </style:style>
    <style:style style:name="P18" style:family="paragraph" style:parent-style-name="Text_20_body">
      <style:text-properties officeooo:rsid="0010abb1" officeooo:paragraph-rsid="0012ba49"/>
    </style:style>
    <style:style style:name="P19" style:family="paragraph" style:parent-style-name="Text_20_body">
      <style:text-properties officeooo:rsid="0011b374" officeooo:paragraph-rsid="0012ba49"/>
    </style:style>
    <style:style style:name="P20" style:family="paragraph" style:parent-style-name="Heading_20_2">
      <style:text-properties officeooo:rsid="000f26e1" officeooo:paragraph-rsid="000f26e1"/>
    </style:style>
    <style:style style:name="P21" style:family="paragraph" style:parent-style-name="Heading_20_2">
      <style:text-properties officeooo:paragraph-rsid="0012ba49"/>
    </style:style>
    <style:style style:name="P22" style:family="paragraph" style:parent-style-name="Heading_20_2">
      <style:paragraph-properties fo:break-before="page"/>
      <style:text-properties officeooo:paragraph-rsid="0012ba49"/>
    </style:style>
    <style:style style:name="P23" style:family="paragraph" style:parent-style-name="Text_20_body" style:list-style-name="L2">
      <style:text-properties officeooo:rsid="001653d0" officeooo:paragraph-rsid="0012ba49"/>
    </style:style>
    <style:style style:name="P24" style:family="paragraph" style:parent-style-name="Text_20_body">
      <style:text-properties officeooo:rsid="001653d0" officeooo:paragraph-rsid="001797fa"/>
    </style:style>
    <style:style style:name="P25" style:family="paragraph" style:parent-style-name="Text_20_body">
      <style:text-properties officeooo:rsid="0010abb1" officeooo:paragraph-rsid="0012ba49"/>
    </style:style>
    <style:style style:name="P26" style:family="paragraph" style:parent-style-name="Text_20_body" style:list-style-name="L3">
      <style:text-properties officeooo:rsid="0011b374" officeooo:paragraph-rsid="0012ba49"/>
    </style:style>
    <style:style style:name="P27" style:family="paragraph" style:parent-style-name="Text_20_body">
      <style:text-properties officeooo:rsid="0011b374" officeooo:paragraph-rsid="0012ba49"/>
    </style:style>
    <style:style style:name="P28" style:family="paragraph" style:parent-style-name="Text_20_body" style:list-style-name="L3">
      <style:text-properties officeooo:rsid="00108934" officeooo:paragraph-rsid="0012ba49"/>
    </style:style>
    <style:style style:name="P29" style:family="paragraph" style:parent-style-name="Text_20_body">
      <style:text-properties officeooo:rsid="000ce0e3" officeooo:paragraph-rsid="000ce0e3"/>
    </style:style>
    <style:style style:name="P30" style:family="paragraph" style:parent-style-name="Text_20_body">
      <style:text-properties officeooo:paragraph-rsid="0012ba49"/>
    </style:style>
    <style:style style:name="P31" style:family="paragraph" style:parent-style-name="Text_20_body">
      <style:text-properties officeooo:paragraph-rsid="0015e2c0"/>
    </style:style>
    <style:style style:name="P32" style:family="paragraph" style:parent-style-name="Text_20_body">
      <style:text-properties officeooo:rsid="001797fa" officeooo:paragraph-rsid="001797fa"/>
    </style:style>
    <style:style style:name="P33" style:family="paragraph" style:parent-style-name="Text_20_body" style:list-style-name="L4">
      <style:text-properties officeooo:rsid="001797fa" officeooo:paragraph-rsid="001797fa"/>
    </style:style>
    <style:style style:name="P34" style:family="paragraph" style:parent-style-name="Text_20_body" style:list-style-name="L4">
      <style:text-properties officeooo:rsid="00195c25" officeooo:paragraph-rsid="00195c25"/>
    </style:style>
    <style:style style:name="P35" style:family="paragraph" style:parent-style-name="Text_20_body">
      <style:text-properties officeooo:rsid="001e2c59" officeooo:paragraph-rsid="001e2c59"/>
    </style:style>
    <style:style style:name="P36" style:family="paragraph" style:parent-style-name="Heading_20_3">
      <style:text-properties officeooo:rsid="00108934" officeooo:paragraph-rsid="0012ba49"/>
    </style:style>
    <style:style style:name="P37" style:family="paragraph" style:parent-style-name="Heading_20_3">
      <style:text-properties officeooo:rsid="001653d0" officeooo:paragraph-rsid="0012ba49"/>
    </style:style>
    <style:style style:name="P38" style:family="paragraph" style:parent-style-name="Heading_20_3">
      <style:text-properties officeooo:paragraph-rsid="0012ba49"/>
    </style:style>
    <style:style style:name="P39" style:family="paragraph" style:parent-style-name="Heading_20_3">
      <style:text-properties officeooo:rsid="0012ba49" officeooo:paragraph-rsid="0012ba49"/>
    </style:style>
    <style:style style:name="P40" style:family="paragraph" style:parent-style-name="Heading_20_1">
      <style:text-properties officeooo:rsid="0012ba49" officeooo:paragraph-rsid="0012ba49"/>
    </style:style>
    <style:style style:name="P41" style:family="paragraph" style:parent-style-name="Heading_20_1">
      <style:paragraph-properties fo:break-before="page"/>
    </style:style>
    <style:style style:name="P42" style:family="paragraph" style:parent-style-name="Heading_20_4">
      <style:text-properties officeooo:paragraph-rsid="0012ba49"/>
    </style:style>
    <style:style style:name="P43" style:family="paragraph" style:parent-style-name="Heading_20_4">
      <style:text-properties officeooo:rsid="00108934" officeooo:paragraph-rsid="0012ba49"/>
    </style:style>
    <style:style style:name="P44" style:family="paragraph" style:parent-style-name="Heading_20_4">
      <style:text-properties officeooo:rsid="00153454" officeooo:paragraph-rsid="0012ba49"/>
    </style:style>
    <style:style style:name="T1" style:family="text">
      <style:text-properties style:font-name="Times New Roman"/>
    </style:style>
    <style:style style:name="T2" style:family="text">
      <style:text-properties fo:language="es" fo:country="ES" text:display="true"/>
    </style:style>
    <style:style style:name="T3" style:family="text">
      <style:text-properties officeooo:rsid="00108934"/>
    </style:style>
    <style:style style:name="T4" style:family="text">
      <style:text-properties fo:font-weight="bold" style:font-weight-asian="bold" style:font-weight-complex="bold"/>
    </style:style>
    <style:style style:name="T5" style:family="text">
      <style:text-properties fo:font-weight="bold" officeooo:rsid="00108934" style:font-weight-asian="bold" style:font-weight-complex="bold"/>
    </style:style>
    <style:style style:name="T6" style:family="text">
      <style:text-properties officeooo:rsid="000ff273"/>
    </style:style>
    <style:style style:name="T7" style:family="text">
      <style:text-properties officeooo:rsid="0013a081"/>
    </style:style>
    <style:style style:name="T8" style:family="text">
      <style:text-properties officeooo:rsid="0015e2c0"/>
    </style:style>
    <style:style style:name="T9" style:family="text">
      <style:text-properties officeooo:rsid="001797fa"/>
    </style:style>
    <style:style style:name="T10" style:family="text">
      <style:text-properties officeooo:rsid="001c73f2"/>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3-07-30T10:27:53.739521345">2013-07-3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5">Índice de contenido</text:p>
          </text:index-title>
          <text:p text:style-name="P7">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8">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8">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8">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7">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8">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8">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8">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7">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8">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9">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9">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9">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9">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9">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8">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8">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8">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9">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9">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9">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8">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9">3.5.1. <text:s/><text:a xlink:type="simple" xlink:href="#__RefHeading__567_1444262366" text:style-name="Internet_20_link" text:visited-style-name="Internet_20_link">Inversiones históricas</text:a><text:tab/><text:a xlink:type="simple" xlink:href="#__RefHeading__567_1444262366" text:style-name="Internet_20_link" text:visited-style-name="Internet_20_link">6</text:a></text:p>
          <text:p text:style-name="P9">3.5.2.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9">3.5.3.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9">3.5.4.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9">3.5.5.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9">3.5.6.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8">3.6. <text:s/><text:a xlink:type="simple" xlink:href="#__RefHeading__575_1444262366" text:style-name="Internet_20_link" text:visited-style-name="Internet_20_link">Tipos operaciones</text:a><text:tab/><text:a xlink:type="simple" xlink:href="#__RefHeading__575_1444262366" text:style-name="Internet_20_link" text:visited-style-name="Internet_20_link">6</text:a></text:p>
          <text:p text:style-name="P9">3.6.1. <text:s/><text:a xlink:type="simple" xlink:href="#__RefHeading__577_1444262366" text:style-name="Internet_20_link" text:visited-style-name="Internet_20_link">Añadidos de acciones</text:a><text:tab/><text:a xlink:type="simple" xlink:href="#__RefHeading__577_1444262366" text:style-name="Internet_20_link" text:visited-style-name="Internet_20_link">6</text:a></text:p>
          <text:p text:style-name="P7">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8">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8">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8">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9">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7">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8">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8">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8">5.3. <text:s/><text:a xlink:type="simple" xlink:href="#__RefHeading__569_1444262366" text:style-name="Internet_20_link" text:visited-style-name="Internet_20_link">operinversiones</text:a><text:tab/><text:a xlink:type="simple" xlink:href="#__RefHeading__569_1444262366" text:style-name="Internet_20_link" text:visited-style-name="Internet_20_link">8</text:a></text:p>
          <text:p text:style-name="P7">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7"><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41" text:outline-level="1"><text:bookmark-start text:name="__RefHeading__203_1842024073"/>¿Qué es <text:alphabetical-index-mark-start text:id="IMark111085528" text:key1="Aplicaciones"/><text:alphabetical-index-mark-start text:id="IMark111432888" text:key1="Aplicaciones"/><text:alphabetical-index-mark-start text:id="IMark111433816" text:key1="Aplicaciones"/><text:alphabetical-index-mark-start text:id="IMark111434744" text:key1="Aplicaciones"/><text:alphabetical-index-mark-start text:id="IMark111435672" text:key1="Aplicaciones"/>Xulpymoney<text:alphabetical-index-mark-end text:id="IMark111435672"/><text:alphabetical-index-mark-end text:id="IMark111434744"/><text:alphabetical-index-mark-end text:id="IMark111433816"/><text:alphabetical-index-mark-end text:id="IMark111432888"/><text:alphabetical-index-mark-end text:id="IMark111085528"/>?<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111426200" text:key1="Aplicaciones"/>Xulpymoney<text:alphabetical-index-mark-end text:id="IMark111426200"/> es una aplicación web basada en <text:alphabetical-index-mark-start text:id="IMark111428200" text:key1="Aplicaciones"/>Apache<text:alphabetical-index-mark-end text:id="IMark111428200"/>, que ataca a una base de datos relacional basada en <text:alphabetical-index-mark-start text:id="IMark111439032" text:key1="Aplicaciones"/>PostgreSQL<text:alphabetical-index-mark-end text:id="IMark111439032"/>.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111108248" text:key1="Aplicaciones"/>Xulpymoney<text:alphabetical-index-mark-end text:id="IMark111108248"/>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41"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111434424" text:key1="Aplicaciones"/><text:alphabetical-index-mark-start text:id="IMark111430168" text:key1="Aplicaciones"/><text:alphabetical-index-mark-start text:id="IMark111085208" text:key1="Aplicaciones"/><text:alphabetical-index-mark-start text:id="IMark111441144" text:key1="Aplicaciones"/><text:alphabetical-index-mark-start text:id="IMark111442072" text:key1="Aplicaciones"/>PostgreSQL<text:bookmark-end text:name="__RefHeading__213_1842024073"/><text:alphabetical-index-mark-end text:id="IMark111442072"/><text:alphabetical-index-mark-end text:id="IMark111441144"/><text:alphabetical-index-mark-end text:id="IMark111085208"/><text:alphabetical-index-mark-end text:id="IMark111430168"/><text:alphabetical-index-mark-end text:id="IMark111434424"/></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111439256" text:key1="Aplicaciones"/><text:alphabetical-index-mark-start text:id="IMark111435752" text:key1="Aplicaciones"/><text:alphabetical-index-mark-start text:id="IMark111436616" text:key1="Aplicaciones"/><text:alphabetical-index-mark-start text:id="IMark111432504" text:key1="Aplicaciones"/><text:alphabetical-index-mark-start text:id="IMark111433432" text:key1="Aplicaciones"/>Apache<text:bookmark-end text:name="__RefHeading__215_1842024073"/><text:alphabetical-index-mark-end text:id="IMark111433432"/><text:alphabetical-index-mark-end text:id="IMark111432504"/><text:alphabetical-index-mark-end text:id="IMark111436616"/><text:alphabetical-index-mark-end text:id="IMark111435752"/><text:alphabetical-index-mark-end text:id="IMark111439256"/></text:h>
      <text:h text:style-name="Heading_20_2" text:outline-level="2"><text:bookmark-start text:name="__RefHeading__217_1842024073"/><text:alphabetical-index-mark-start text:id="IMark111432808" text:key1="Aplicaciones"/><text:alphabetical-index-mark-start text:id="IMark111434216" text:key1="Aplicaciones"/><text:alphabetical-index-mark-start text:id="IMark111440168" text:key1="Aplicaciones"/><text:alphabetical-index-mark-start text:id="IMark111440632" text:key1="Aplicaciones"/><text:alphabetical-index-mark-start text:id="IMark111432456" text:key1="Aplicaciones"/>Xulpymoney<text:bookmark-end text:name="__RefHeading__217_1842024073"/><text:alphabetical-index-mark-end text:id="IMark111432456"/><text:alphabetical-index-mark-end text:id="IMark111440632"/><text:alphabetical-index-mark-end text:id="IMark111440168"/><text:alphabetical-index-mark-end text:id="IMark111434216"/><text:alphabetical-index-mark-end text:id="IMark111432808"/></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41" text:outline-level="1">Features</text:h>
      <text:p text:style-name="P10">El sistema debe tender a unificar criterios de consulta a base de datos</text:p>
      <text:p text:style-name="P10">Las pantallas emularán a un entorno web, es decir por cada ventana se cargarán los datos y los objetos</text:p>
      <text:p text:style-name="P10">Las operaciones de inversión solo se cargarán las que no estén archivadas</text:p>
      <text:p text:style-name="P10">Cuando se pulse en historicas u operaciones archivadas se cargarán</text:p>
      <text:p text:style-name="P10">Solo se calcula de las no archivadas.</text:p>
      <text:p text:style-name="P10">Crear campo archivadas</text:p>
      <text:p text:style-name="P10">Los totales se calcularán en base de datos</text:p>
      <text:p text:style-name="P10">Se creará una función para hacer rápidas consultas quizas tipo diccionario query['123']={“”: rq.last, “penultimate”: rq.penultimate.}</text:p>
      <text:p text:style-name="P10">La actualización de inversiones solo de la que se haya modificado.</text:p>
      <text:p text:style-name="P11">Habra un campo en wdgInversiones que se llamará data y tendrá la información, hasta que se vaya a wdgCuentas</text:p>
      <text:h text:style-name="P41"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111426200" text:key1="Aplicaciones"/>Xulpymoney<text:alphabetical-index-mark-end text:id="IMark111426200"/>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111426200" text:key1="Aplicaciones"/>Xulpymoney<text:alphabetical-index-mark-end text:id="IMark111426200"/>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41"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41"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41" text:outline-level="1"><text:bookmark-start text:name="__RefHeading__239_1842024073"/>Soporte<text:bookmark-end text:name="__RefHeading__239_1842024073"/></text:h>
      <text:p text:style-name="Text_20_body">Para contratar soporte de la aplicación debes hablar con el autor del mismo.</text:p>
      <text:h text:style-name="P41" text:outline-level="1">Diagrams de flujo</text:h>
      <text:h text:style-name="P20" text:outline-level="2">Calcular un SetInversiónOperación</text:h>
      <text:p text:style-name="P12"/>
      <text:p text:style-name="P12"><draw:frame draw:style-name="fr1" draw:name="Objeto1" text:anchor-type="paragraph" svg:x="1.448cm" svg:y="0.415cm" svg:width="16.512cm" svg:height="21.777cm" draw:z-index="0"><draw:object xlink:href="./Object 1" xlink:type="simple" xlink:show="embed" xlink:actuate="onLoad"/><draw:image xlink:href="./ObjectReplacements/Object 1" xlink:type="simple" xlink:show="embed" xlink:actuate="onLoad"/></draw:frame></text:p>
      <text:p text:style-name="P6"/>
      <text:p text:style-name="P12"/>
      <text:h text:style-name="P40" text:outline-level="1">Myquotes</text:h>
      <text:h text:style-name="P22" text:outline-level="2">Introducción</text:h>
      <text:h text:style-name="P21" text:outline-level="2"><text:bookmark-start text:name="__RefHeading__53_1378443548"/>Quick start<text:bookmark-end text:name="__RefHeading__53_1378443548"/></text:h>
      <text:h text:style-name="P21" text:outline-level="2"><text:bookmark-start text:name="__RefHeading__55_1378443548"/>Descripción de ficheros<text:bookmark-end text:name="__RefHeading__55_1378443548"/></text:h>
      <text:p text:style-name="P13"/>
      <text:h text:style-name="P21" text:outline-level="2">Esquema de base de datos</text:h>
      <text:p text:style-name="P13">Habrá una tabla de datos <text:span text:style-name="T3">de inversiones</text:span> que se guardará en el código contendrá todo tipo de códigos de acceso con un orden de prioridad. </text:p>
      <text:p text:style-name="P13"><text:span text:style-name="T5">S</text:span><text:span text:style-name="T4">e permitirá insertar nuevos, </text:span><text:span text:style-name="T5">con id negativos</text:span></text:p>
      <text:p text:style-name="P13"/>
      <text:p text:style-name="P13">Habrá una tabla con bolsas</text:p>
      <text:p text:style-name="P13">bolsa</text:p>
      <text:p text:style-name="P13">país</text:p>
      <text:p text:style-name="P13">horario inicio</text:p>
      <text:p text:style-name="P13">horario fin (Se usará para los datos de cierre)</text:p>
      <text:p text:style-name="P13">Se almacenará en el esquema</text:p>
      <text:p text:style-name="P13"/>
      <text:p text:style-name="P13">Habrá una tabla con quotes</text:p>
      <text:p text:style-name="P13">datetime en uTC</text:p>
      <text:p text:style-name="P13">con el valor </text:p>
      <text:p text:style-name="P13"/>
      <text:p text:style-name="P13">Habrá una tabla con volumen</text:p>
      <text:p text:style-name="P13">con id</text:p>
      <text:p text:style-name="P13">fecha</text:p>
      <text:p text:style-name="P13">volumen</text:p>
      <text:p text:style-name="P13"/>
      <text:p text:style-name="P13">Habrá una tabla con dividendos</text:p>
      <text:p text:style-name="P13"/>
      <text:p text:style-name="P13">Habrá una tabla donde se almacene todos los datos</text:p>
      <text:p text:style-name="P13"/>
      <text:p text:style-name="P31"/>
      <text:p text:style-name="P13"/>
      <text:h text:style-name="P36" text:outline-level="3"><text:bookmark-start text:name="__RefHeading__483_1435218309"/>Tabla quotes<text:bookmark-end text:name="__RefHeading__483_1435218309"/></text:h>
      <text:p text:style-name="P13">Se ha adoptado en quotes el uso de stamptime with timezone de base de datos. <text:span text:style-name="T6">Para definir inequivocamente una hora</text:span>. </text:p>
      <text:p text:style-name="P13"><text:soft-page-break/>De esta forma podremos usar cualquier tipo de zona sin necesidad de usar campos adicionales</text:p>
      <text:p text:style-name="P13">Cuando tengamos información sin hora sobre la inicial la alta y la baja, usaremos <text:span text:style-name="T7">los campos booleanos, ya que poner un entero no vale ya que un quote puede ser high y close e important, low y open, open y close significa que es un dato único por ejemplo fondos.</text:span></text:p>
      <text:p text:style-name="P14">Si la Y booleana o el O, mirarlo bien da 1, no se borra</text:p>
      <text:p text:style-name="P13"/>
      <text:p text:style-name="P13"/>
      <text:p text:style-name="P32">A esta tabla se podrá insertar manualmente o diariamente introduciendo la fecha y el quote</text:p>
      <text:p text:style-name="P35">Cuando se hace con frmInsertarQuote y se pulsa precio de cierre no se pondrá microseconds.</text:p>
      <text:p text:style-name="P32">Si se hiciera con un proceso de información ohcl para insertar usaremos los microseconds, poniendo el fist hora starts -1 seg + 0.000001 seg</text:p>
      <text:list xml:id="list6666034451103249511" text:style-name="L4">
        <text:list-item>
          <text:p text:style-name="P33">Firt. Hora bolsa satarts -1 seg +0.000001 seg</text:p>
        </text:list-item>
        <text:list-item>
          <text:p text:style-name="P34">Low. Si sabemos la hora la pondremos con hora +0,000002. Si no la supieramos la pondríamos como starts +<draw:frame draw:style-name="fr2" draw:name="Objeto2" text:anchor-type="as-char" svg:width="5.897cm" svg:height="0.998cm" draw:z-index="1"><draw:object xlink:href="./Object 2" xlink:type="simple" xlink:show="embed" xlink:actuate="onLoad"/><draw:image xlink:href="./ObjectReplacements/Object 2" xlink:type="simple" xlink:show="embed" xlink:actuate="onLoad"/></draw:frame></text:p>
        </text:list-item>
        <text:list-item>
          <text:p text:style-name="P34">High. Si sabemos la hora la pondremos con hora +0,000003. Si no la supieramos la pondríamos como starts +<draw:frame draw:style-name="fr2" draw:name="Objeto3" text:anchor-type="as-char" svg:width="6.466cm" svg:height="1cm" draw:z-index="2"><draw:object xlink:href="./Object 3" xlink:type="simple" xlink:show="embed" xlink:actuate="onLoad"/><draw:image xlink:href="./ObjectReplacements/Object 3" xlink:type="simple" xlink:show="embed" xlink:actuate="onLoad"/><svg:desc>fórmula</svg:desc></draw:frame></text:p>
        </text:list-item>
        <text:list-item>
          <text:p text:style-name="P33">Last Hora bolsa close +,000004 seg</text:p>
        </text:list-item>
      </text:list>
      <text:p text:style-name="P32">De esta forma tendremos identificado cuando es una información de mayor peso por ser <text:span text:style-name="T10">específicamente</text:span> ohcl.</text:p>
      <text:h text:style-name="Heading_20_3" text:outline-level="3"><text:span text:style-name="T9">Vista </text:span>OHLCDAILY:</text:h>
      <text:p text:style-name="P24"><text:span text:style-name="T8">create view ohlcdaily <text:s/>as select id, datetime::date, max(quote) as high, min(quote) as low, min(datetime) as first, max(datetime) as <text:s/>from quotes group by id,datetime::date order by datetime desc;</text:span></text:p>
      <text:h text:style-name="P37" text:outline-level="3">Proceso purge (dt_inicio, dt_final, id, typeinvestment):</text:h>
      <text:list xml:id="list3317848758386554243" text:style-name="L2">
        <text:list-item>
          <text:p text:style-name="P23">Recalcula OHCL</text:p>
        </text:list-item>
        <text:list-item>
          <text:p text:style-name="P23">Borra suma booleana true</text:p>
        </text:list-item>
      </text:list>
      <text:p text:style-name="P16">Si tipe=cotiza intradia:</text:p>
      <text:p text:style-name="P16"><text:tab/>Recalcula todo</text:p>
      <text:p text:style-name="P16"/>
      <text:p text:style-name="P13"/>
      <text:p text:style-name="P13"/>
      <text:h text:style-name="P21" text:outline-level="2"><text:bookmark-start text:name="__RefHeading__497_1435218309"/>Sources<text:bookmark-end text:name="__RefHeading__497_1435218309"/></text:h>
      <text:p text:style-name="P17">Habrá un valor unico de sources independientemente de que sea para intraday o historicsos.</text:p>
      <text:p text:style-name="P17"><text:soft-page-break/>El id de los sources se podrá ver en el código dentro de Config MQ cargar_prioridadaes</text:p>
      <text:p text:style-name="P13"/>
      <text:p text:style-name="P17">Habra sources intraday y sources historicos</text:p>
      <text:p text:style-name="P13"/>
      <text:p text:style-name="P13">Se llevará un registro de fallos de los activos para debug. Solo de los activos en fichero texto, no meter basura a la bd.</text:p>
      <text:p text:style-name="P13"/>
      <text:h text:style-name="P38" text:outline-level="3">Tipos de Sources</text:h>
      <text:h text:style-name="P42" text:outline-level="4"><text:bookmark-start text:name="__RefHeading__499_1435218309"/>Permiten descargas masivas <text:span text:style-name="T3">de datos intraday </text:span>y se puede especificar cuales<text:bookmark-end text:name="__RefHeading__499_1435218309"/></text:h>
      <text:p text:style-name="P13">YAHOO</text:p>
      <text:p text:style-name="P13">Permiten descargas masivas y no se pueden especificar cuales</text:p>
      <text:p text:style-name="P13">BMF. Se deberá añadiendo los ISIN manualmente para que se graben en el sistema cuando estén activos</text:p>
      <text:p text:style-name="P13"/>
      <text:p text:style-name="P13"/>
      <text:p text:style-name="P17"/>
      <text:h text:style-name="P43" text:outline-level="4">Purge sources</text:h>
      <text:p text:style-name="P18">Se encargan de liberar datos innecesarios de la base de datos</text:p>
      <text:p text:style-name="P18">Solo se guardarán datos intradia de now -7 dias y que tengan type=5</text:p>
      <text:p text:style-name="P18">Sólo se podrá borrar cuya suma booleana sea 0</text:p>
      <text:p text:style-name="P18">Si no lo tuvieran se calcularán y se modificarán, teniendo en cuenta valores de día en paises.</text:p>
      <text:p text:style-name="P18"/>
      <text:p text:style-name="P19">Si cotizan en intradia:</text:p>
      <text:p text:style-name="P19">Para ello se hará:</text:p>
      <text:list xml:id="list7920773156676741811" text:style-name="L3">
        <text:list-item>
          <text:p text:style-name="P26">Generar y modificar los booleanos, teniendo en <text:s/>cuenta que solo podrá haber un open, high,close, low por cada día.</text:p>
        </text:list-item>
        <text:list-item>
          <text:p text:style-name="P26">Borrar los suma booleana=0</text:p>
        </text:list-item>
      </text:list>
      <text:p text:style-name="P19">Si no cotizan en intradia(Fondos de inversión):, open=close=True <text:s/>por defecto al insertar y no se hará purge</text:p>
      <text:p text:style-name="P19"/>
      <text:h text:style-name="P44" text:outline-level="4">Cambios de Sources</text:h>
      <text:p text:style-name="P15">Ojo en los cambios de sources, ya que el purge debe ser compatible.</text:p>
      <text:list xml:id="list102755428101487" text:continue-numbering="true" text:style-name="L3">
        <text:list-header>
          <text:p text:style-name="P28"/>
        </text:list-header>
      </text:list>
      <text:h text:style-name="P21" text:outline-level="2"><text:bookmark-start text:name="__RefHeading__61_1378443548"/><text:soft-page-break/>Como acceder a la información<text:bookmark-end text:name="__RefHeading__61_1378443548"/></text:h>
      <text:h text:style-name="P38" text:outline-level="3"><text:bookmark-start text:name="__RefHeading__63_1378443548"/>Cliente myquotes<text:bookmark-end text:name="__RefHeading__63_1378443548"/></text:h>
      <text:h text:style-name="P38" text:outline-level="3"><text:bookmark-start text:name="__RefHeading__65_1378443548"/>Cliente psql de postgresql<text:bookmark-end text:name="__RefHeading__65_1378443548"/></text:h>
      <text:h text:style-name="P39" text:outline-level="3">Desde python</text:h>
      <text:h text:style-name="P41"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style:contextual-spacing="false"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margin-top="0cm" fo:margin-bottom="0cm" style:contextual-spacing="false"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4.1.0.1.0$Linux_X86_64 LibreOffice_project/410m0$Build-1</meta:generator>
    <meta:editing-cycles>43</meta:editing-cycles>
    <meta:editing-duration>P1DT13H16M54S</meta:editing-duration>
    <meta:keyword>Manual Usuario Xulpymoney Ayuda Programa Contabilidad Xul</meta:keyword>
    <dc:subject>Manual de usuario de Xulpymoney</dc:subject>
    <dc:title>Xulpymoney</dc:title>
    <dc:date>2013-07-30T10:27:53.655627451</dc:date>
    <dc:creator>Juan Gómez-Jurado</dc:creator>
    <meta:document-statistic meta:table-count="0" meta:image-count="0" meta:object-count="3" meta:page-count="17" meta:paragraph-count="207" meta:word-count="1874" meta:character-count="11484" meta:non-whitespace-character-count="97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1.55cm"/>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style:font-name="Arial" fo:font-size="8pt" style:letter-kerning="true"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xml:id="id1" draw:id="id1" draw:layer="layout" svg:width="2.2cm" svg:height="1.1cm" svg:x="6.7cm" svg:y="5.1cm">
          <text:p text:style-name="P1"><text:span text:style-name="T1">Nuevo IO</text:span></text:p>
          <draw:enhanced-geometry svg:viewBox="0 0 21600 21600" draw:type="rectangle" draw:enhanced-path="M 0 0 L 21600 0 21600 21600 0 21600 0 0 Z N"/>
        </draw:custom-shape>
        <draw:connector draw:style-name="gr2" draw:text-style-name="P2" draw:layer="layout" draw:type="line" svg:x1="7.8cm" svg:y1="6.2cm" svg:x2="7.7cm" svg:y2="6.6cm" draw:start-shape="id1" draw:start-glue-point="2" draw:end-shape="id2" draw:end-glue-point="4" svg:d="m7800 6200-100 400" svg:viewBox="0 0 101 401">
          <text:p/>
        </draw:connector>
        <draw:custom-shape draw:style-name="gr1" draw:text-style-name="P3" xml:id="id2" draw:id="id2"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draw:type="line" svg:x1="9.2cm" svg:y1="7.75cm" svg:x2="11.3cm" svg:y2="7.75cm" draw:start-shape="id2" draw:start-glue-point="7" draw:end-shape="id3" draw:end-glue-point="3" svg:d="m9200 7750h2100" svg:viewBox="0 0 2101 1">
          <text:p text:style-name="P2"><text:span text:style-name="T3">Compra</text:span></text:p>
        </draw:connector>
        <draw:connector draw:style-name="gr3" draw:text-style-name="P6" draw:layer="layout" draw:type="line" svg:x1="7.7cm" svg:y1="8.9cm" svg:x2="7.85cm" svg:y2="9.9cm" draw:start-shape="id2" draw:start-glue-point="6" draw:end-shape="id4" draw:end-glue-point="0" svg:d="m7700 8900 150 1000" svg:viewBox="0 0 151 1001">
          <text:p text:style-name="P5"><text:span text:style-name="T4">Venta</text:span></text:p>
        </draw:connector>
        <draw:custom-shape draw:style-name="gr1" draw:text-style-name="P3"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3" xml:id="id3" draw:id="id3" draw:layer="layout" svg:width="2.1cm" svg:height="1.1cm" svg:x="11.3cm" svg:y="7.2cm">
          <text:p text:style-name="P2"><text:span text:style-name="T2">1</text:span></text:p>
          <draw:enhanced-geometry svg:viewBox="0 0 21600 21600" draw:type="rectangle" draw:enhanced-path="M 0 0 L 21600 0 21600 21600 0 21600 0 0 Z N"/>
        </draw:custom-shape>
        <draw:connector draw:style-name="gr2" draw:text-style-name="P2" draw:layer="layout" draw:type="lines" draw:line-skew="-5.099cm" svg:x1="12.35cm" svg:y1="7.2cm" svg:x2="7.5cm" svg:y2="2cm" draw:start-shape="id3" draw:start-glue-point="0" draw:end-shape="id5" draw:end-glue-point="4" svg:d="m12350 7200v-5600l-4850-101v501" svg:viewBox="0 0 4851 5702">
          <text:p/>
        </draw:connector>
        <draw:custom-shape draw:style-name="gr1" draw:text-style-name="P3" xml:id="id4" draw:id="id4" draw:layer="layout" svg:width="2.1cm" svg:height="1.1cm" svg:x="6.8cm" svg:y="9.9cm">
          <text:p text:style-name="P2"><text:span text:style-name="T2">3, 2</text:span></text:p>
          <draw:enhanced-geometry svg:viewBox="0 0 21600 21600" draw:type="rectangle" draw:enhanced-path="M 0 0 L 21600 0 21600 21600 0 21600 0 0 Z N"/>
        </draw:custom-shape>
        <draw:connector draw:style-name="gr4" draw:text-style-name="P2" draw:layer="layout" svg:x1="6.8cm" svg:y1="10.45cm" svg:x2="7.5cm" svg:y2="2cm" draw:start-shape="id4" draw:start-glue-point="3" draw:end-shape="id5" draw:end-glue-point="4" svg:d="m6800 10450h-1601v-8951h2301v501" svg:viewBox="0 0 2302 8952">
          <text:p/>
        </draw:connector>
        <draw:frame draw:style-name="gr5" draw:text-style-name="P7" draw:layer="layout" svg:width="11.8cm" svg:height="3.095cm" svg:x="3.2cm" svg:y="13.8cm">
          <draw:text-box>
            <text:p text:style-name="P7"><text:span text:style-name="T2">1 a setIOActual</text:span></text:p>
            <text:p text:style-name="P7"><text:span text:style-name="T2">2 Historizar des SIOActual, dejando un nuevo IOA con la diferncia si no es exacto.</text:span></text:p>
            <text:p text:style-name="P7"><text:span text:style-name="T2">3 Comprobar no se venden más que stock</text:span></text:p>
            <text:p text:style-name="P7"><text:span text:style-name="T2">4 Comisiones se ponen al comprar y al vender de la primera partición, si hubiera varias</text:span></text:p>
          </draw:text-box>
        </draw:frame>
        <draw:custom-shape draw:style-name="gr1" draw:text-style-name="P3" xml:id="id5" draw:id="id5" draw:layer="layout" svg:width="3.6cm" svg:height="1.8cm" svg:x="5.7cm" svg:y="2cm">
          <text:p text:style-name="P3"><text:span text:style-name="T2">Hay más I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6" draw:layer="layout" draw:type="line" svg:x1="9.3cm" svg:y1="2.9cm" svg:x2="10.1cm" svg:y2="2.9cm" draw:start-shape="id5" draw:start-glue-point="7" draw:end-shape="id6" draw:end-glue-point="3" svg:d="m9300 2900h800" svg:viewBox="0 0 801 1">
          <text:p text:style-name="P2"><text:span text:style-name="T4">No</text:span></text:p>
        </draw:connector>
        <draw:custom-shape draw:style-name="gr1" draw:text-style-name="P3" xml:id="id6" draw:id="id6" draw:layer="layout" svg:width="1.4cm" svg:height="1.2cm" svg:x="10.1cm" svg:y="2.3cm">
          <text:p text:style-name="P2"><text:span text:style-name="T2">Fin</text:span></text:p>
          <draw:enhanced-geometry svg:viewBox="0 0 21600 21600" draw:type="rectangle" draw:enhanced-path="M 0 0 L 21600 0 21600 21600 0 21600 0 0 Z N"/>
        </draw:custom-shape>
        <draw:connector draw:style-name="gr3" draw:text-style-name="P6" draw:layer="layout" draw:type="line" svg:x1="7.5cm" svg:y1="3.8cm" svg:x2="7.8cm" svg:y2="5.1cm" draw:start-shape="id5" draw:start-glue-point="6" draw:end-shape="id1" svg:d="m7500 3800 300 1300" svg:viewBox="0 0 301 1301">
          <text:p text:style-name="P2"><text:span text:style-name="T4">Sí</text:span></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s" fo:country="E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2/content.xml><?xml version="1.0" encoding="utf-8"?>
<math xmlns="http://www.w3.org/1998/Math/MathML">
  <semantics>
    <mrow>
      <mrow>
        <mrow>
          <mi mathvariant="italic">starts</mi>
          <mo stretchy="false">+</mo>
          <mfrac>
            <mrow>
              <mrow>
                <mi mathvariant="italic">close</mi>
                <mo stretchy="false">−</mo>
                <mi mathvariant="italic">starts</mi>
              </mrow>
            </mrow>
            <mn>3</mn>
          </mfrac>
        </mrow>
        <mo stretchy="false">+</mo>
        <mn>0.000002</mn>
      </mrow>
      <mi>s</mi>
    </mrow>
    <annotation encoding="StarMath 5.0">starts +{close - starts} over 3 + 0.000002 s</annotation>
  </semantics>
</math>
</file>

<file path=Object 3/content.xml><?xml version="1.0" encoding="utf-8"?>
<math xmlns="http://www.w3.org/1998/Math/MathML">
  <semantics>
    <mrow>
      <mrow>
        <mi mathvariant="italic">starts</mi>
        <mo stretchy="false">+</mo>
        <mn>2</mn>
      </mrow>
      <mrow>
        <mrow>
          <mo stretchy="false">(</mo>
          <mrow>
            <mfrac>
              <mrow>
                <mrow>
                  <mi mathvariant="italic">close</mi>
                  <mo stretchy="false">−</mo>
                  <mi mathvariant="italic">starts</mi>
                </mrow>
              </mrow>
              <mn>3</mn>
            </mfrac>
          </mrow>
          <mo stretchy="false">)</mo>
        </mrow>
        <mo stretchy="false">+</mo>
        <mn>0.000003</mn>
      </mrow>
      <mi>s</mi>
    </mrow>
    <annotation encoding="StarMath 5.0">starts +2({close - starts} over 3) + 0.000003 s</annotation>
  </semantics>
</math>
</file>